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yssinica SIL" svg:font-family="'Abyssinica SIL'" style:font-pitch="variable"/>
    <style:font-face style:name="Liberation Sans1" svg:font-family="'Liberation Sans'" style:font-pitch="variable"/>
    <style:font-face style:name="Century Schoolbook L" svg:font-family="'Century Schoolbook 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svg:stroke-width="0.051cm" svg:stroke-color="#c5000b" draw:marker-start-width="0.276cm" draw:marker-end="Arrowheads_20_1" draw:marker-end-width="0.376cm" draw:fill="none" draw:textarea-vertical-align="middle" fo:padding-top="0.15cm" fo:padding-bottom="0.15cm" fo:padding-left="0.275cm" fo:padding-right="0.275cm"/>
    </style:style>
    <style:style style:name="gr2" style:family="graphic" style:parent-style-name="objectwithoutfill">
      <style:graphic-properties svg:stroke-width="0.051cm" svg:stroke-color="#000000" draw:marker-start-width="0.276cm" draw:marker-end="Arrowheads_20_1" draw:marker-end-width="0.376cm" draw:fill="none" draw:textarea-vertical-align="middle" fo:padding-top="0.15cm" fo:padding-bottom="0.15cm" fo:padding-left="0.275cm" fo:padding-right="0.275cm"/>
    </style:style>
    <style:style style:name="gr3" style:family="graphic" style:parent-style-name="standard">
      <style:graphic-properties draw:textarea-horizontal-align="justify" draw:textarea-vertical-align="middle" draw:auto-grow-height="false" draw:shadow="hidden"/>
    </style:style>
    <style:style style:name="gr4" style:family="graphic" style:parent-style-name="standard">
      <style:graphic-properties svg:stroke-width="0.051cm" draw:marker-start-width="0.276cm" draw:marker-end-width="0.276cm" draw:fill-color="#99ccff" draw:textarea-horizontal-align="justify" draw:textarea-vertical-align="middle" draw:auto-grow-height="false" fo:min-height="0cm" fo:min-width="0cm" fo:padding-top="0.15cm" fo:padding-bottom="0.15cm" fo:padding-left="0.275cm" fo:padding-right="0.275cm" fo:wrap-option="no-wrap" draw:shadow="visible" draw:shadow-offset-x="0.152cm" draw:shadow-offset-y="0.152cm"/>
    </style:style>
    <style:style style:name="gr5" style:family="graphic" style:parent-style-name="standard">
      <style:graphic-properties draw:stroke="none" svg:stroke-color="#000000" draw:fill="none" draw:fill-color="#ffffff" draw:textarea-horizontal-align="left" draw:auto-grow-height="true" draw:auto-grow-width="false" fo:min-height="1.274cm" fo:min-width="3.427cm"/>
    </style:style>
    <style:style style:name="gr6" style:family="graphic" style:parent-style-name="standard">
      <style:graphic-properties draw:fill="solid" draw:fill-color="#cfe7f5" draw:textarea-horizontal-align="justify" draw:textarea-vertical-align="middle" draw:auto-grow-height="false" fo:min-height="0cm" fo:min-width="0cm" draw:shadow="visible" draw:shadow-offset-x="0.203cm" draw:shadow-offset-y="0.203cm" draw:shadow-color="#e6e6ff"/>
    </style:style>
    <style:style style:name="gr7" style:family="graphic" style:parent-style-name="objectwithoutfill">
      <style:graphic-properties svg:stroke-width="0.051cm" svg:stroke-color="#008000" draw:marker-start-width="0.276cm" draw:marker-end="Arrowheads_20_1" draw:marker-end-width="0.376cm" draw:fill="none" draw:textarea-vertical-align="middle" fo:padding-top="0.15cm" fo:padding-bottom="0.15cm" fo:padding-left="0.275cm" fo:padding-right="0.275cm"/>
    </style:style>
    <style:style style:name="gr8" style:family="graphic" style:parent-style-name="objectwithoutfill">
      <style:graphic-properties draw:stroke="solid" draw:stroke-dash="Fine_20_Dashed" svg:stroke-width="0.051cm" svg:stroke-color="#008000" draw:marker-start-width="0.276cm" draw:marker-end="Arrow" draw:marker-end-width="0.376cm" draw:fill="none" draw:textarea-vertical-align="middle" fo:padding-top="0.15cm" fo:padding-bottom="0.15cm" fo:padding-left="0.275cm" fo:padding-right="0.275cm"/>
    </style:style>
    <style:style style:name="gr9" style:family="graphic" style:parent-style-name="standard">
      <style:graphic-properties draw:stroke="dash" draw:stroke-dash="Fine_20_Dashed" svg:stroke-width="0cm" svg:stroke-color="#4c4c4c" draw:fill="none"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style:font-name="Abyssinica SIL" fo:font-size="12pt" style:font-size-asian="12pt" style:font-size-complex="12pt"/>
    </style:style>
    <style:style style:name="P3" style:family="paragraph">
      <style:paragraph-properties fo:line-height="100%" fo:text-align="center"/>
    </style:style>
    <style:style style:name="P4" style:family="paragraph">
      <style:paragraph-properties fo:line-height="100%" fo:text-align="center"/>
      <style:text-properties style:font-name="Century Schoolbook L" fo:font-size="14pt" style:font-size-asian="14pt" style:font-size-complex="14pt"/>
    </style:style>
    <style:style style:name="P5" style:family="paragraph">
      <style:paragraph-properties fo:text-align="center"/>
      <style:text-properties fo:color="#999999" style:font-name="Century Schoolbook L" fo:font-size="12pt" style:font-size-asian="12pt" style:font-size-complex="12pt"/>
    </style:style>
    <style:style style:name="T1" style:family="text">
      <style:text-properties style:font-name="Century Schoolbook L" fo:font-size="14pt" style:font-size-asian="14pt" style:font-size-complex="14pt"/>
    </style:style>
    <style:style style:name="T2" style:family="text">
      <style:text-properties fo:color="#999999" style:font-name="Century Schoolbook L"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1.145cm" svg:y1="2.195cm" svg:x2="21.145cm" svg:y2="5.817cm">
          <text:p/>
        </draw:line>
        <draw:line draw:style-name="gr1" draw:text-style-name="P1" draw:layer="layout" svg:x1="4.045cm" svg:y1="6.23cm" svg:x2="4.045cm" svg:y2="3.182cm">
          <text:p/>
        </draw:line>
        <draw:line draw:style-name="gr2" draw:text-style-name="P1" draw:layer="layout" svg:x1="4.045cm" svg:y1="10.517cm" svg:x2="4.045cm" svg:y2="7.469cm">
          <text:p/>
        </draw:line>
        <draw:polygon draw:style-name="gr3" draw:text-style-name="P1" draw:layer="layout" svg:width="0cm" svg:height="0cm" svg:x="1.016cm" svg:y="9.337cm" svg:viewBox="0 0 0 0" draw:points="0,0">
          <text:p/>
        </draw:polygon>
        <draw:polygon draw:style-name="gr3" draw:text-style-name="P1" draw:layer="layout" svg:width="0cm" svg:height="0cm" svg:x="19.66cm" svg:y="20.681cm" svg:viewBox="0 0 0 0" draw:points="0,0">
          <text:p/>
        </draw:polygon>
        <draw:custom-shape draw:style-name="gr4" draw:text-style-name="P2" draw:layer="layout" svg:width="6.804cm" svg:height="3.778cm" draw:transform="skewX (0.000349065850398852) rotate (-0.0987856356628794) translate (0.85cm 8.973cm)">
          <text:p text:style-name="P1"/>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 draw:text-style-name="P4" draw:layer="layout" svg:width="4.287cm" svg:height="1.524cm" svg:x="2.04cm" svg:y="10.683cm">
          <draw:text-box>
            <text:p text:style-name="P3"><text:span text:style-name="T1">USER STORY</text:span></text:p>
          </draw:text-box>
        </draw:frame>
        <draw:custom-shape draw:style-name="gr6" draw:text-style-name="P1" xml:id="id5" draw:id="id5" draw:layer="layout" svg:width="6.223cm" svg:height="2.025cm" svg:x="0.936cm" svg:y="5.166cm">
          <text:p text:style-name="P1"><text:span text:style-name="T1">ACCEPTANCE 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xml:id="id6" draw:id="id6" draw:layer="layout" svg:width="6.223cm" svg:height="2.025cm" svg:x="1.038cm" svg:y="0.868cm">
          <text:p text:style-name="P1"><text:span text:style-name="T1">FUNCTIONAL 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6.223cm" svg:height="2.025cm" svg:x="18.04cm" svg:y="0.87cm">
          <text:p text:style-name="P1"><text:span text:style-name="T1">INTEGRATION 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xml:id="id1" draw:id="id1" draw:layer="layout" svg:width="4.064cm" svg:height="2.025cm" svg:x="19.132cm" svg:y="5.872cm">
          <text:p text:style-name="P1"><text:span text:style-name="T1">UNIT 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xml:id="id2" draw:id="id2" draw:layer="layout" svg:width="6.223cm" svg:height="2.025cm" svg:x="14.044cm" svg:y="9.574cm">
          <text:p text:style-name="P1"><text:span text:style-name="T1">IMPLEM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xml:id="id3" draw:id="id3" draw:layer="layout" svg:width="6.223cm" svg:height="2.025cm" svg:x="22.052cm" svg:y="9.566cm">
          <text:p text:style-name="P1"><text:span text:style-name="T1">REFACTO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 draw:text-style-name="P1" draw:layer="layout" svg:x1="19.132cm" svg:y1="6.884cm" svg:x2="17.155cm" svg:y2="9.574cm" draw:start-shape="id1" draw:start-glue-point="3" draw:end-shape="id2" draw:end-glue-point="0" svg:d="M19132 6884h-1977v2690" svg:viewBox="0 0 1978 2691">
          <text:p/>
        </draw:connector>
        <draw:connector draw:style-name="gr7" draw:text-style-name="P1" draw:layer="layout" svg:x1="25.163cm" svg:y1="9.566cm" svg:x2="23.196cm" svg:y2="6.884cm" draw:start-shape="id3" draw:start-glue-point="0" draw:end-shape="id1" draw:end-glue-point="1" svg:d="M25163 9566v-2682h-1967" svg:viewBox="0 0 1968 2683">
          <text:p/>
        </draw:connector>
        <draw:connector draw:style-name="gr7" draw:text-style-name="P1" draw:layer="layout" draw:line-skew="0.718cm" svg:x1="17.155cm" svg:y1="11.599cm" svg:x2="25.163cm" svg:y2="11.591cm" draw:start-shape="id2" draw:start-glue-point="2" draw:end-shape="id3" svg:d="M17155 11599v1422h8008v-1430" svg:viewBox="0 0 8009 1431">
          <text:p/>
        </draw:connector>
        <draw:connector draw:style-name="gr8" draw:text-style-name="P1" draw:layer="layout" draw:type="curve" draw:line-skew="0cm -1.38cm" svg:x1="14.044cm" svg:y1="10.586cm" svg:x2="18.034cm" svg:y2="1.907cm" draw:start-shape="id2" draw:start-glue-point="3" draw:end-shape="id4" draw:end-glue-point="1" svg:d="M14044 10586c-753 0-628-3066 558-4281s3432-578 3432-4398" svg:viewBox="0 0 4462 8680">
          <text:p/>
        </draw:connector>
        <draw:custom-shape draw:style-name="gr9" draw:text-style-name="P5" draw:layer="layout" svg:width="0.635cm" svg:height="0.635cm" svg:x="3.11cm" svg:y="4.139cm">
          <text:p text:style-name="P1"><text:span text:style-name="T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635cm" svg:height="0.635cm" svg:x="3.11cm" svg:y="8.339cm">
          <text:p text:style-name="P1"><text:span text:style-name="T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635cm" svg:height="0.635cm" svg:x="13.01cm" svg:y="1.039cm">
          <text:p text:style-name="P1"><text:span text:style-name="T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635cm" svg:height="0.635cm" svg:x="21.41cm" svg:y="3.839cm">
          <text:p text:style-name="P1"><text:span text:style-name="T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736cm" svg:height="0.736cm" svg:x="17.409cm" svg:y="7.638cm">
          <text:p text:style-name="P1"><text:span text:style-name="T2">5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736cm" svg:height="0.736cm" svg:x="20.91cm" svg:y="12.039cm">
          <text:p text:style-name="P1"><text:span text:style-name="T2">5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736cm" svg:height="0.736cm" svg:x="24.211cm" svg:y="7.64cm">
          <text:p text:style-name="P1"><text:span text:style-name="T2">5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635cm" svg:height="0.635cm" svg:x="16.383cm" svg:y="4.191cm">
          <text:p text:style-name="P1"><text:span text:style-name="T2">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635cm" svg:height="0.635cm" svg:x="11.176cm" svg:y="4.953cm">
          <text:p text:style-name="P1"><text:span text:style-name="T2">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635cm" svg:height="0.635cm" svg:x="10.16cm" svg:y="7.774cm">
          <text:p text:style-name="P1"><text:span text:style-name="T2">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8" draw:text-style-name="P1" draw:layer="layout" draw:type="curve" draw:line-skew="0.422cm" svg:x1="14.044cm" svg:y1="10.586cm" svg:x2="7.159cm" svg:y2="6.178cm" draw:start-shape="id2" draw:start-glue-point="3" draw:end-shape="id5" draw:end-glue-point="1" svg:d="M14044 10586c-4378 0-936-4408-6885-4408" svg:viewBox="0 0 6886 4409">
          <text:p/>
        </draw:connector>
        <draw:line draw:style-name="gr1" draw:text-style-name="P1" xml:id="id4" draw:id="id4" draw:layer="layout" svg:x1="7.374cm" svg:y1="1.907cm" svg:x2="18.034cm" svg:y2="1.907cm">
          <text:p/>
        </draw:line>
        <draw:connector draw:style-name="gr8" draw:text-style-name="P1" draw:layer="layout" draw:type="curve" draw:line-skew="1.358cm" svg:x1="14.044cm" svg:y1="10.586cm" svg:x2="7.261cm" svg:y2="1.88cm" draw:start-shape="id2" draw:start-glue-point="3" draw:end-shape="id6" draw:end-glue-point="1" svg:d="M14044 10586c-2898 0 493-8706-6783-8706" svg:viewBox="0 0 6784 8707">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byssinica SIL" svg:font-family="'Abyssinica SIL'" style:font-pitch="variable"/>
    <style:font-face style:name="Liberation Sans1" svg:font-family="'Liberation Sans'" style:font-pitch="variable"/>
    <style:font-face style:name="Century Schoolbook L" svg:font-family="'Century Schoolbook 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1" draw:display-name="Arrowheads 1" svg:viewBox="0 0 1131 1580" svg:d="M1013 1491l118 89-567-1580-564 1580 114-85 136-68 148-46 161-17 161 13 153 46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102cm" draw:shadow-offset-y="0.102cm" draw:shadow-color="#cccccc">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8.956cm" fo:page-height="14.2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rco Buttu</meta:initial-creator>
    <meta:creation-date>2015-03-28T17:15:54.718047606</meta:creation-date>
    <dc:date>2015-04-07T13:48:05.886173492</dc:date>
    <dc:creator>Marco Buttu</dc:creator>
    <meta:editing-duration>PT2H56M6S</meta:editing-duration>
    <meta:editing-cycles>22</meta:editing-cycles>
    <meta:generator>LibreOffice/4.2.6.3$Linux_X86_64 LibreOffice_project/420m0$Build-3</meta:generator>
    <meta:document-statistic meta:object-count="30"/>
  </office:meta>
</office:document-meta>
</file>